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7F0000013FDD7713CB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6.906cm" svg:height="8.439cm" svg:x="1cm" svg:y="1.061cm">
          <draw:image xlink:href="Pictures/100000000000027F0000013FDD7713CB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5-06-04T09:05:26</dc:date>
    <meta:generator>NeoOffice/3.4.1$Unix OpenOffice.org_project/Patch 15</meta:generator>
    <meta:editing-duration>PT00H06M36S</meta:editing-duration>
    <meta:editing-cycles>10</meta:editing-cycles>
    <meta:document-statistic meta:object-count="1"/>
  </office:meta>
</office:document-meta>
</file>